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4.509cm" fo:min-width="7.844cm"/>
    </style:style>
    <style:style style:name="gr2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0.748cm" fo:min-width="1.321cm"/>
    </style:style>
    <style:style style:name="gr3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0.748cm" fo:min-width="1.244cm"/>
    </style:style>
    <style:style style:name="gr4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1.15cm" fo:min-width="1.991cm"/>
    </style:style>
    <style:style style:name="gr5" style:family="graphic" style:parent-style-name="objectwithoutfill">
      <style:graphic-properties draw:marker-end="Arrow" draw:marker-end-width="0.3cm" draw:fill="none" draw:fill-color="#729fcf" draw:textarea-vertical-align="middle"/>
    </style:style>
    <style:style style:name="gr6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1.15cm" fo:min-width="1.898cm"/>
    </style:style>
    <style:style style:name="gr7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1.15cm" fo:min-width="1.962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657cm" fo:min-width="2.321cm" fo:padding-top="0.151cm" fo:padding-bottom="0.151cm" fo:padding-left="0.276cm" fo:padding-right="0.276cm"/>
    </style:style>
    <style:style style:name="gr9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1.01cm" fo:min-width="1.392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1.71cm" fo:min-width="2.373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1.01cm" fo:min-width="1.392cm"/>
    </style:style>
    <style:style style:name="gr13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1.01cm" fo:min-width="1.392cm"/>
    </style:style>
    <style:style style:name="gr14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1.01cm" fo:min-width="1.412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1.71cm" fo:min-width="4.58cm"/>
    </style:style>
    <style:style style:name="gr16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1.01cm" fo:min-width="1.392cm"/>
    </style:style>
    <style:style style:name="gr17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1.01cm" fo:min-width="1.424cm"/>
    </style:style>
    <style:style style:name="gr18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1.01cm" fo:min-width="1.392cm"/>
    </style:style>
    <style:style style:name="gr19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1.01cm" fo:min-width="1.392cm"/>
    </style:style>
    <style:style style:name="gr20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1.01cm" fo:min-width="1.392cm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729fcf"/>
      <style:paragraph-properties fo:text-align="center"/>
      <style:text-properties style:font-name="Liberation Sans1" fo:font-size="11pt" style:font-size-asian="11pt" style:font-size-complex="11pt"/>
    </style:style>
    <style:style style:name="P4" style:family="paragraph">
      <loext:graphic-properties draw:fill="none" draw:fill-color="#729fcf"/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3.1999998092651pt" fo:font-weight="bold" style:font-size-asian="12pt" style:font-weight-asian="bold" style:font-size-complex="12pt" style:font-weight-complex="bold"/>
    </style:style>
    <style:style style:name="P6" style:family="paragraph">
      <loext:graphic-properties draw:fill="none"/>
      <style:paragraph-properties fo:text-align="center"/>
      <style:text-properties fo:font-size="13.1999998092651pt" fo:font-weight="bold" style:font-size-asian="12pt" style:font-weight-asian="bold" style:font-size-complex="12pt" style:font-weight-complex="bold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3.1999998092651pt" style:font-size-asian="12pt" style:font-size-complex="12pt"/>
    </style:style>
    <style:style style:name="P8" style:family="paragraph">
      <loext:graphic-properties draw:fill="none"/>
      <style:paragraph-properties fo:text-align="center"/>
      <style:text-properties fo:font-size="13.1999998092651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style:font-name="Liberation Sans1"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.1999998092651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custom-shape draw:style-name="gr1" draw:text-style-name="P1" draw:layer="layout" svg:width="8.344cm" svg:height="4.759cm" svg:x="15.965cm" svg:y="4.1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573cm" svg:height="1.41cm" svg:x="16.189cm" svg:y="7.262cm">
            <text:p text:style-name="P2"><text:span text:style-name="T1">Object Typ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2.464cm" svg:height="1.41cm" svg:x="18.879cm" svg:y="7.262cm">
            <text:p text:style-name="P2"><text:span text:style-name="T1">Classific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2.573cm" svg:height="1.41cm" svg:x="21.545cm" svg:y="7.263cm">
            <text:p text:style-name="P2"><text:span text:style-name="T1">Predefined</text:span></text:p>
            <text:p text:style-name="P2"><text:span text:style-name="T1">typ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2.491cm" svg:height="1.4cm" svg:x="16.21cm" svg:y="4.474cm">
            <text:p text:style-name="P2"><text:span text:style-name="T2">Culvert</text:span></text:p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17.47cm" svg:y1="7.274cm" svg:x2="17.47cm" svg:y2="5.874cm">
            <text:p/>
          </draw:line>
          <draw:custom-shape draw:style-name="gr6" draw:text-style-name="P4" draw:layer="layout" svg:width="2.398cm" svg:height="1.4cm" svg:x="18.902cm" svg:y="4.474cm">
            <text:p text:style-name="P2"><text:span text:style-name="T2">???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2.462cm" svg:height="1.4cm" svg:x="21.574cm" svg:y="4.474cm">
            <text:p text:style-name="P2"><text:span text:style-name="T2">???</text:span></text:p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20.069cm" svg:y1="7.274cm" svg:x2="20.069cm" svg:y2="5.874cm">
            <text:p/>
          </draw:line>
          <draw:line draw:style-name="gr5" draw:text-style-name="P1" draw:layer="layout" svg:x1="22.805cm" svg:y1="7.274cm" svg:x2="22.805cm" svg:y2="5.874cm">
            <text:p/>
          </draw:line>
        </draw:g>
        <draw:custom-shape draw:style-name="gr8" draw:text-style-name="P6" xml:id="id1" draw:id="id1" draw:layer="layout" svg:width="2.873cm" svg:height="1.959cm" svg:x="18.721cm" svg:y="10.55cm">
          <text:p text:style-name="P5">Pipe</text:p>
          <text:p text:style-name="P5">Segment</text:p>
          <draw:enhanced-geometry svg:viewBox="0 0 21600 21600" draw:type="rectangle" draw:enhanced-path="M 0 0 L 21600 0 21600 21600 0 21600 0 0 Z N"/>
        </draw:custom-shape>
        <draw:custom-shape draw:style-name="gr9" draw:text-style-name="P7" xml:id="id9" draw:id="id9" draw:layer="layout" svg:width="3.783cm" svg:height="2.519cm" svg:x="13.93cm" svg:y="13.954cm">
          <text:p text:style-name="P2"><text:span text:style-name="T2">Get Top Poi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8" xml:id="id14" draw:id="id14" draw:layer="layout" svg:width="2.873cm" svg:height="1.96cm" svg:x="18.75cm" svg:y="21.63cm">
          <text:p text:style-name="P2"><text:span text:style-name="T3">Depth of</text:span></text:p>
          <text:p text:style-name="P2"><text:span text:style-name="T3">Culve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9" draw:layer="layout" draw:type="line" svg:x1="20.157cm" svg:y1="10.55cm" svg:x2="20.137cm" svg:y2="8.953cm" draw:start-shape="id1" draw:start-glue-point="0" draw:end-shape="id2" svg:d="M20157 10550l-20-1597" svg:viewBox="0 0 21 1598">
          <text:p/>
        </draw:connector>
        <draw:g xml:id="id4" draw:id="id4">
          <draw:custom-shape draw:style-name="gr1" draw:text-style-name="P1" draw:layer="layout" svg:width="8.344cm" svg:height="4.759cm" svg:x="28.665cm" svg:y="4.10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573cm" svg:height="1.41cm" svg:x="28.889cm" svg:y="7.175cm">
            <text:p text:style-name="P2"><text:span text:style-name="T1">Object Typ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2.464cm" svg:height="1.41cm" svg:x="31.579cm" svg:y="7.175cm">
            <text:p text:style-name="P2"><text:span text:style-name="T1">Classific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2.573cm" svg:height="1.41cm" svg:x="34.245cm" svg:y="7.176cm">
            <text:p text:style-name="P2"><text:span text:style-name="T1">Predefined</text:span></text:p>
            <text:p text:style-name="P2"><text:span text:style-name="T1">typ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2.491cm" svg:height="1.4cm" svg:x="28.91cm" svg:y="4.387cm">
            <text:p text:style-name="P2"><text:span text:style-name="T2">Entrance</text:span></text:p>
            <text:p text:style-name="P2"><text:span text:style-name="T2">Culvert</text:span></text:p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30.17cm" svg:y1="7.187cm" svg:x2="30.17cm" svg:y2="5.787cm">
            <text:p/>
          </draw:line>
          <draw:custom-shape draw:style-name="gr6" draw:text-style-name="P4" draw:layer="layout" svg:width="2.398cm" svg:height="1.4cm" svg:x="31.602cm" svg:y="4.387cm">
            <text:p text:style-name="P2"><text:span text:style-name="T2">???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2.462cm" svg:height="1.4cm" svg:x="34.274cm" svg:y="4.387cm">
            <text:p text:style-name="P2"><text:span text:style-name="T2">???</text:span></text:p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32.769cm" svg:y1="7.187cm" svg:x2="32.769cm" svg:y2="5.787cm">
            <text:p/>
          </draw:line>
          <draw:line draw:style-name="gr5" draw:text-style-name="P1" draw:layer="layout" svg:x1="35.505cm" svg:y1="7.187cm" svg:x2="35.505cm" svg:y2="5.787cm">
            <text:p/>
          </draw:line>
        </draw:g>
        <draw:custom-shape draw:style-name="gr8" draw:text-style-name="P6" xml:id="id3" draw:id="id3" draw:layer="layout" svg:width="2.873cm" svg:height="1.959cm" svg:x="31.421cm" svg:y="10.563cm">
          <text:p text:style-name="P5">Building</text:p>
          <text:p text:style-name="P5">Element</text:p>
          <text:p text:style-name="P5">Proxy</text:p>
          <draw:enhanced-geometry svg:viewBox="0 0 21600 21600" draw:type="rectangle" draw:enhanced-path="M 0 0 L 21600 0 21600 21600 0 21600 0 0 Z N"/>
        </draw:custom-shape>
        <draw:connector draw:style-name="gr11" draw:text-style-name="P9" draw:layer="layout" draw:type="line" svg:x1="32.857cm" svg:y1="10.563cm" svg:x2="32.837cm" svg:y2="8.866cm" draw:start-shape="id3" draw:start-glue-point="0" draw:end-shape="id4" svg:d="M32857 10563l-20-1697" svg:viewBox="0 0 21 1698">
          <text:p/>
        </draw:connector>
        <draw:g xml:id="id6" draw:id="id6">
          <draw:custom-shape draw:style-name="gr1" draw:text-style-name="P1" draw:layer="layout" svg:width="8.344cm" svg:height="4.759cm" svg:x="2.269cm" svg:y="14.2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2.573cm" svg:height="1.41cm" svg:x="2.493cm" svg:y="17.322cm">
            <text:p text:style-name="P2"><text:span text:style-name="T1">Object Typ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2.464cm" svg:height="1.41cm" svg:x="5.183cm" svg:y="17.322cm">
            <text:p text:style-name="P2"><text:span text:style-name="T1">Classification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2.573cm" svg:height="1.41cm" svg:x="7.849cm" svg:y="17.323cm">
            <text:p text:style-name="P2"><text:span text:style-name="T1">Predefined</text:span></text:p>
            <text:p text:style-name="P2"><text:span text:style-name="T1">typ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2.491cm" svg:height="1.4cm" svg:x="2.514cm" svg:y="14.534cm">
            <text:p text:style-name="P2"><text:span text:style-name="T2">Grat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1" draw:layer="layout" svg:x1="3.774cm" svg:y1="17.334cm" svg:x2="3.774cm" svg:y2="15.934cm">
            <text:p/>
          </draw:line>
          <draw:custom-shape draw:style-name="gr6" draw:text-style-name="P4" draw:layer="layout" svg:width="2.398cm" svg:height="1.4cm" svg:x="5.206cm" svg:y="14.534cm">
            <text:p text:style-name="P2"><text:span text:style-name="T2">??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2.462cm" svg:height="1.4cm" svg:x="7.878cm" svg:y="14.534cm">
            <text:p text:style-name="P2"><text:span text:style-name="T2">??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1" draw:layer="layout" svg:x1="6.373cm" svg:y1="17.334cm" svg:x2="6.373cm" svg:y2="15.934cm">
            <text:p/>
          </draw:line>
          <draw:line draw:style-name="gr5" draw:text-style-name="P1" draw:layer="layout" svg:x1="9.109cm" svg:y1="17.334cm" svg:x2="9.109cm" svg:y2="15.934cm">
            <text:p/>
          </draw:line>
        </draw:g>
        <draw:custom-shape draw:style-name="gr8" draw:text-style-name="P6" xml:id="id5" draw:id="id5" draw:layer="layout" svg:width="2.873cm" svg:height="1.959cm" svg:x="4.971cm" svg:y="20.258cm">
          <text:p text:style-name="P5">Pipe</text:p>
          <text:p text:style-name="P5">Segment</text:p>
          <draw:enhanced-geometry svg:viewBox="0 0 21600 21600" draw:type="rectangle" draw:enhanced-path="M 0 0 L 21600 0 21600 21600 0 21600 0 0 Z N"/>
        </draw:custom-shape>
        <draw:connector draw:style-name="gr11" draw:text-style-name="P9" draw:layer="layout" draw:type="line" svg:x1="6.407cm" svg:y1="20.258cm" svg:x2="6.441cm" svg:y2="19.013cm" draw:start-shape="id5" draw:end-shape="id6" svg:d="M6407 20258l34-1245" svg:viewBox="0 0 35 1246">
          <text:p/>
        </draw:connector>
        <draw:g xml:id="id8" draw:id="id8">
          <draw:custom-shape draw:style-name="gr1" draw:text-style-name="P1" draw:layer="layout" svg:width="8.344cm" svg:height="4.759cm" svg:x="36.092cm" svg:y="17.8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573cm" svg:height="1.41cm" svg:x="36.316cm" svg:y="20.959cm">
            <text:p text:style-name="P2"><text:span text:style-name="T1">Object Typ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2.464cm" svg:height="1.41cm" svg:x="39.006cm" svg:y="20.959cm">
            <text:p text:style-name="P2"><text:span text:style-name="T1">Classific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2.573cm" svg:height="1.41cm" svg:x="41.672cm" svg:y="20.96cm">
            <text:p text:style-name="P2"><text:span text:style-name="T1">Predefined</text:span></text:p>
            <text:p text:style-name="P2"><text:span text:style-name="T1">typ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2.491cm" svg:height="1.4cm" svg:x="36.337cm" svg:y="18.171cm">
            <text:p text:style-name="P2"><text:span text:style-name="T2">Hinged</text:span></text:p>
            <text:p text:style-name="P2"><text:span text:style-name="T2">Grat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1" draw:layer="layout" svg:x1="37.597cm" svg:y1="20.971cm" svg:x2="37.597cm" svg:y2="19.571cm">
            <text:p/>
          </draw:line>
          <draw:custom-shape draw:style-name="gr6" draw:text-style-name="P4" draw:layer="layout" svg:width="2.398cm" svg:height="1.4cm" svg:x="39.029cm" svg:y="18.171cm">
            <text:p text:style-name="P2"><text:span text:style-name="T2">???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2.462cm" svg:height="1.4cm" svg:x="41.701cm" svg:y="18.171cm">
            <text:p text:style-name="P2"><text:span text:style-name="T2">???</text:span></text:p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40.196cm" svg:y1="20.971cm" svg:x2="40.196cm" svg:y2="19.571cm">
            <text:p/>
          </draw:line>
          <draw:line draw:style-name="gr5" draw:text-style-name="P1" draw:layer="layout" svg:x1="42.932cm" svg:y1="20.971cm" svg:x2="42.932cm" svg:y2="19.571cm">
            <text:p/>
          </draw:line>
        </draw:g>
        <draw:custom-shape draw:style-name="gr8" draw:text-style-name="P6" xml:id="id7" draw:id="id7" draw:layer="layout" svg:width="2.873cm" svg:height="1.959cm" svg:x="31.446cm" svg:y="19.261cm">
          <text:p text:style-name="P5">Pipe</text:p>
          <text:p text:style-name="P5">Segment</text:p>
          <draw:enhanced-geometry svg:viewBox="0 0 21600 21600" draw:type="rectangle" draw:enhanced-path="M 0 0 L 21600 0 21600 21600 0 21600 0 0 Z N"/>
        </draw:custom-shape>
        <draw:connector draw:style-name="gr11" draw:text-style-name="P9" draw:layer="layout" draw:type="line" svg:x1="34.319cm" svg:y1="20.24cm" svg:x2="36.092cm" svg:y2="20.27cm" draw:start-shape="id7" draw:start-glue-point="1" draw:end-shape="id8" svg:d="M34319 20240l1773 30" svg:viewBox="0 0 1774 31">
          <text:p/>
        </draw:connector>
        <draw:custom-shape draw:style-name="gr12" draw:text-style-name="P7" xml:id="id10" draw:id="id10" draw:layer="layout" svg:width="3.783cm" svg:height="2.519cm" svg:x="22.723cm" svg:y="13.727cm">
          <text:p text:style-name="P2"><text:span text:style-name="T2">Get Depth Poi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8" xml:id="id11" draw:id="id11" draw:layer="layout" svg:width="2.873cm" svg:height="1.96cm" svg:x="14.405cm" svg:y="17.97cm">
          <text:p text:style-name="P2"><text:span text:style-name="T3">Top 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xml:id="id12" draw:id="id12" draw:layer="layout" svg:width="2.873cm" svg:height="1.96cm" svg:x="23.241cm" svg:y="17.988cm">
          <text:p text:style-name="P2"><text:span text:style-name="T3">Depth 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xml:id="id13" draw:id="id13" draw:layer="layout" svg:width="3.783cm" svg:height="2.519cm" svg:x="18.321cm" svg:y="17.743cm">
          <text:p text:style-name="P2"><text:span text:style-name="T2">Get Differen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9" draw:layer="layout" draw:type="line" svg:x1="20.157cm" svg:y1="12.509cm" svg:x2="15.822cm" svg:y2="13.954cm" draw:start-shape="id1" draw:start-glue-point="2" draw:end-shape="id9" draw:end-glue-point="4" svg:d="M20157 12509l-4335 1445" svg:viewBox="0 0 4336 1446">
          <text:p/>
        </draw:connector>
        <draw:connector draw:style-name="gr11" draw:text-style-name="P9" draw:layer="layout" draw:type="line" svg:x1="20.157cm" svg:y1="12.509cm" svg:x2="24.615cm" svg:y2="13.727cm" draw:start-shape="id1" draw:start-glue-point="2" draw:end-shape="id10" draw:end-glue-point="4" svg:d="M20157 12509l4458 1218" svg:viewBox="0 0 4459 1219">
          <text:p/>
        </draw:connector>
        <draw:connector draw:style-name="gr11" draw:text-style-name="P9" draw:layer="layout" draw:type="line" svg:x1="15.822cm" svg:y1="16.473cm" svg:x2="15.841cm" svg:y2="17.97cm" draw:start-shape="id9" draw:start-glue-point="6" draw:end-shape="id11" draw:end-glue-point="0" svg:d="M15822 16473l19 1497" svg:viewBox="0 0 20 1498">
          <text:p/>
        </draw:connector>
        <draw:connector draw:style-name="gr11" draw:text-style-name="P9" draw:layer="layout" draw:type="line" svg:x1="24.615cm" svg:y1="16.246cm" svg:x2="24.677cm" svg:y2="17.988cm" draw:start-shape="id10" draw:start-glue-point="6" draw:end-shape="id12" draw:end-glue-point="0" svg:d="M24615 16246l62 1742" svg:viewBox="0 0 63 1743">
          <text:p/>
        </draw:connector>
        <draw:connector draw:style-name="gr11" draw:text-style-name="P9" draw:layer="layout" draw:type="line" svg:x1="17.278cm" svg:y1="18.95cm" svg:x2="18.321cm" svg:y2="19.003cm" draw:start-shape="id11" draw:start-glue-point="1" draw:end-shape="id13" draw:end-glue-point="5" svg:d="M17278 18950l1043 53" svg:viewBox="0 0 1044 54">
          <text:p/>
        </draw:connector>
        <draw:connector draw:style-name="gr11" draw:text-style-name="P9" draw:layer="layout" draw:type="line" svg:x1="23.241cm" svg:y1="18.968cm" svg:x2="22.104cm" svg:y2="19.003cm" draw:start-shape="id12" draw:start-glue-point="3" draw:end-shape="id13" draw:end-glue-point="7" svg:d="M23241 18968l-1137 35" svg:viewBox="0 0 1138 36">
          <text:p/>
        </draw:connector>
        <draw:connector draw:style-name="gr11" draw:text-style-name="P9" draw:layer="layout" draw:type="line" svg:x1="20.213cm" svg:y1="20.262cm" svg:x2="20.186cm" svg:y2="21.63cm" draw:start-shape="id13" draw:start-glue-point="6" draw:end-shape="id14" draw:end-glue-point="0" svg:d="M20213 20262l-27 1368" svg:viewBox="0 0 28 1369">
          <text:p/>
        </draw:connector>
        <draw:custom-shape draw:style-name="gr14" draw:text-style-name="P7" xml:id="id15" draw:id="id15" draw:layer="layout" svg:width="3.824cm" svg:height="2.519cm" svg:x="18.313cm" svg:y="24.881cm">
          <text:p text:style-name="P2"><text:span text:style-name="T2">Compare</text:span></text:p>
          <text:p text:style-name="P2"><text:span text:style-name="T2"><text:s/></text:span><text:span text:style-name="T2">Depth and </text:span></text:p>
          <text:p text:style-name="P2"><text:span text:style-name="T2">600m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9" draw:layer="layout" draw:type="line" svg:x1="20.186cm" svg:y1="23.59cm" svg:x2="20.225cm" svg:y2="24.881cm" draw:start-shape="id14" draw:start-glue-point="2" draw:end-shape="id15" draw:end-glue-point="4" svg:d="M20186 23590l39 1291" svg:viewBox="0 0 40 1292">
          <text:p/>
        </draw:connector>
        <draw:connector draw:style-name="gr11" draw:text-style-name="P9" draw:layer="layout" draw:type="line" svg:x1="18.313cm" svg:y1="26.141cm" svg:x2="16.9cm" svg:y2="26.162cm" draw:start-shape="id15" draw:start-glue-point="5" draw:end-shape="id16" svg:d="M18313 26141l-1413 21" svg:viewBox="0 0 1414 22">
          <text:p/>
        </draw:connector>
        <draw:connector draw:style-name="gr11" draw:text-style-name="P9" draw:layer="layout" draw:type="line" svg:x1="32.882cm" svg:y1="19.261cm" svg:x2="32.881cm" svg:y2="17.262cm" draw:start-shape="id7" draw:start-glue-point="0" draw:end-shape="id17" draw:end-glue-point="6" svg:d="M32882 19261l-1-1999" svg:viewBox="0 0 2 2000">
          <text:p/>
        </draw:connector>
        <draw:custom-shape draw:style-name="gr15" draw:text-style-name="P8" xml:id="id16" draw:id="id16" draw:layer="layout" svg:width="5.08cm" svg:height="1.96cm" svg:x="11.82cm" svg:y="25.182cm">
          <text:p text:style-name="P2"><text:span text:style-name="T3">Depth of Culvert</text:span></text:p>
          <text:p text:style-name="P2"><text:span text:style-name="T3">is less than or equal </text:span></text:p>
          <text:p text:style-name="P2"><text:span text:style-name="T3">to 600m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xml:id="id18" draw:id="id18" draw:layer="layout" svg:width="5.08cm" svg:height="1.96cm" svg:x="23.801cm" svg:y="25.219cm">
          <text:p text:style-name="P2"><text:span text:style-name="T3">Depth of Culvert</text:span></text:p>
          <text:p text:style-name="P2"><text:span text:style-name="T3">is greater than</text:span></text:p>
          <text:p text:style-name="P2"><text:span text:style-name="T3">to 600m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9" draw:layer="layout" draw:type="line" svg:x1="22.137cm" svg:y1="26.141cm" svg:x2="23.801cm" svg:y2="26.199cm" draw:start-shape="id15" draw:start-glue-point="7" draw:end-shape="id18" draw:end-glue-point="3" svg:d="M22137 26141l1664 58" svg:viewBox="0 0 1665 59">
          <text:p/>
        </draw:connector>
        <draw:custom-shape draw:style-name="gr16" draw:text-style-name="P7" xml:id="id19" draw:id="id19" draw:layer="layout" svg:width="3.783cm" svg:height="2.519cm" svg:x="9.856cm" svg:y="20.021cm">
          <text:p text:style-name="P2"><text:span text:style-name="T2">Is Collid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9" draw:layer="layout" draw:type="line" svg:x1="7.844cm" svg:y1="21.237cm" svg:x2="9.856cm" svg:y2="21.281cm" draw:start-shape="id5" draw:start-glue-point="1" draw:end-shape="id19" draw:end-glue-point="5" svg:d="M7844 21237l2012 44" svg:viewBox="0 0 2013 45">
          <text:p/>
        </draw:connector>
        <draw:custom-shape draw:style-name="gr17" draw:text-style-name="P7" xml:id="id17" draw:id="id17" draw:layer="layout" svg:width="3.846cm" svg:height="2.519cm" svg:x="30.958cm" svg:y="14.743cm">
          <text:p text:style-name="P2"><text:span text:style-name="T2">Is Collid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9" draw:layer="layout" draw:type="line" svg:x1="32.881cm" svg:y1="14.743cm" svg:x2="32.857cm" svg:y2="12.522cm" draw:start-shape="id17" draw:start-glue-point="4" draw:end-shape="id3" draw:end-glue-point="2" svg:d="M32881 14743l-24-2221" svg:viewBox="0 0 25 2222">
          <text:p/>
        </draw:connector>
        <draw:connector draw:style-name="gr11" draw:text-style-name="P9" draw:layer="layout" draw:type="line" svg:x1="28.881cm" svg:y1="26.199cm" svg:x2="31.012cm" svg:y2="26.23cm" draw:start-shape="id18" draw:start-glue-point="1" draw:end-shape="id20" draw:end-glue-point="5" svg:d="M28881 26199l2131 31" svg:viewBox="0 0 2132 32">
          <text:p/>
        </draw:connector>
        <draw:connector draw:style-name="gr11" draw:text-style-name="P9" draw:layer="layout" svg:x1="18.721cm" svg:y1="11.529cm" svg:x2="11.748cm" svg:y2="20.021cm" draw:start-shape="id1" draw:start-glue-point="3" draw:end-shape="id19" draw:end-glue-point="4" svg:d="M18721 11529h-6973v8492" svg:viewBox="0 0 6974 8493">
          <text:p/>
        </draw:connector>
        <draw:custom-shape draw:style-name="gr18" draw:text-style-name="P7" xml:id="id21" draw:id="id21" draw:layer="layout" svg:width="3.783cm" svg:height="2.519cm" svg:x="24.619cm" svg:y="10.298cm">
          <text:p text:style-name="P10"><text:span text:style-name="T3">Is Collid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9" draw:layer="layout" draw:type="line" svg:x1="21.594cm" svg:y1="11.529cm" svg:x2="24.619cm" svg:y2="11.558cm" draw:start-shape="id1" draw:start-glue-point="1" draw:end-shape="id21" draw:end-glue-point="5" svg:d="M21594 11529l3025 29" svg:viewBox="0 0 3026 30">
          <text:p/>
        </draw:connector>
        <draw:connector draw:style-name="gr11" draw:text-style-name="P9" draw:layer="layout" draw:type="line" svg:x1="31.421cm" svg:y1="11.542cm" svg:x2="28.402cm" svg:y2="11.558cm" draw:start-shape="id3" draw:start-glue-point="3" draw:end-shape="id21" draw:end-glue-point="7" svg:d="M31421 11542l-3019 16" svg:viewBox="0 0 3020 17">
          <text:p/>
        </draw:connector>
        <draw:custom-shape draw:style-name="gr19" draw:text-style-name="P7" xml:id="id20" draw:id="id20" draw:layer="layout" svg:width="3.783cm" svg:height="2.519cm" svg:x="31.012cm" svg:y="24.97cm">
          <text:p text:style-name="P2"><text:span text:style-name="T2">Provi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9" draw:layer="layout" draw:type="line" svg:x1="32.904cm" svg:y1="24.97cm" svg:x2="32.882cm" svg:y2="21.22cm" draw:start-shape="id20" draw:start-glue-point="4" draw:end-shape="id7" draw:end-glue-point="2" svg:d="M32904 24970l-22-3750" svg:viewBox="0 0 23 3751">
          <text:p/>
        </draw:connector>
        <draw:custom-shape draw:style-name="gr20" draw:text-style-name="P7" xml:id="id22" draw:id="id22" draw:layer="layout" svg:width="3.783cm" svg:height="2.519cm" svg:x="4.551cm" svg:y="24.92cm">
          <text:p text:style-name="P2"><text:span text:style-name="T2">Provi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9" draw:layer="layout" draw:type="line" svg:x1="11.82cm" svg:y1="26.162cm" svg:x2="8.334cm" svg:y2="26.18cm" draw:start-shape="id16" draw:start-glue-point="3" draw:end-shape="id22" draw:end-glue-point="7" svg:d="M11820 26162l-3486 18" svg:viewBox="0 0 3487 19">
          <text:p/>
        </draw:connector>
        <draw:connector draw:style-name="gr11" draw:text-style-name="P9" draw:layer="layout" draw:type="line" svg:x1="6.443cm" svg:y1="24.92cm" svg:x2="6.407cm" svg:y2="22.217cm" draw:start-shape="id22" draw:start-glue-point="4" draw:end-shape="id5" draw:end-glue-point="2" svg:d="M6443 24920l-36-2703" svg:viewBox="0 0 37 270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US" style:font-name-asian="SimSun" style:font-family-asian="SimSun, 宋体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2T10:44:12.239000000</meta:creation-date>
    <dc:date>2018-11-15T10:49:31.507000000</dc:date>
    <meta:editing-duration>PT14M58S</meta:editing-duration>
    <meta:editing-cycles>3</meta:editing-cycles>
    <meta:generator>LibreOffice/6.0.3.2$Windows_X86_64 LibreOffice_project/8f48d515416608e3a835360314dac7e47fd0b821</meta:generator>
    <meta:document-statistic meta:object-count="86"/>
  </office:meta>
</office:document-meta>
</file>